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temp (°C)</text:p>
          </table:table-cell>
          <table:table-cell table:style-name="Default" office:value-type="string" calcext:value-type="string">
            <text:p>Corrente</text:p>
          </table:table-cell>
          <table:table-cell table:style-name="Default" office:value-type="string" calcext:value-type="string">
            <text:p>Incerteza corrente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0839" calcext:value-type="float">
            <text:p>8.39E-05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000299" calcext:value-type="float">
            <text:p>2.99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.000672" calcext:value-type="float">
            <text:p>6.72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00126" calcext:value-type="float">
            <text:p>1.26E-03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.00198" calcext:value-type="float">
            <text:p>1.98E-03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283" calcext:value-type="float">
            <text:p>2.83E-03</text:p>
          </table:table-cell>
          <table:table-cell office:value-type="float" office:value="0.0000001" calcext:value-type="float">
            <text:p>1.00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date>2025-11-13T16:08:19.717251396</dc:date>
    <meta:editing-duration>PT2M23S</meta:editing-duration>
    <meta:editing-cycles>1</meta:editing-cycles>
    <meta:document-statistic meta:table-count="1" meta:cell-count="21" meta:object-count="0"/>
  </office:meta>
</office:document-meta>
</file>